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5.2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y_sta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unique_v3j</text:p>
          </table:table-cell>
          <table:table-cell office:value-type="string" calcext:value-type="string">
            <text:p>unique_vdj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Banerjee et al. (2017)</text:p>
          </table:table-cell>
          <table:table-cell office:value-type="string" calcext:value-type="string">
            <text:p>IGH</text:p>
          </table:table-cell>
          <table:table-cell office:value-type="float" office:value="1026344" calcext:value-type="float">
            <text:p>1026344</text:p>
          </table:table-cell>
          <table:table-cell office:value-type="float" office:value="4509383" calcext:value-type="float">
            <text:p>4509383</text:p>
          </table:table-cell>
          <table:table-cell office:value-type="float" office:value="5278031" calcext:value-type="float">
            <text:p>5278031</text:p>
          </table:table-cell>
          <table:table-cell office:value-type="string" calcext:value-type="string">
            <text:p>https://www.sciencedirect.com/science/article/pii/S0042682217300569?via%3Dihub</text:p>
          </table:table-cell>
        </table:table-row>
        <table:table-row table:style-name="ro1">
          <table:table-cell office:value-type="string" calcext:value-type="string">
            <text:p>Banerjee et al. (2017)</text:p>
          </table:table-cell>
          <table:table-cell office:value-type="string" calcext:value-type="string">
            <text:p>IGK</text:p>
          </table:table-cell>
          <table:table-cell office:value-type="float" office:value="394227" calcext:value-type="float">
            <text:p>394227</text:p>
          </table:table-cell>
          <table:table-cell office:value-type="float" office:value="3116613" calcext:value-type="float">
            <text:p>3116613</text:p>
          </table:table-cell>
          <table:table-cell office:value-type="float" office:value="4655018" calcext:value-type="float">
            <text:p>4655018</text:p>
          </table:table-cell>
          <table:table-cell office:value-type="string" calcext:value-type="string">
            <text:p>https://www.sciencedirect.com/science/article/pii/S0042682217300569?via%3Dihub</text:p>
          </table:table-cell>
        </table:table-row>
        <table:table-row table:style-name="ro1">
          <table:table-cell office:value-type="string" calcext:value-type="string">
            <text:p>Banerjee et al. (2017)</text:p>
          </table:table-cell>
          <table:table-cell office:value-type="string" calcext:value-type="string">
            <text:p>IGL</text:p>
          </table:table-cell>
          <table:table-cell office:value-type="float" office:value="347" calcext:value-type="float">
            <text:p>347</text:p>
          </table:table-cell>
          <table:table-cell office:value-type="float" office:value="479" calcext:value-type="float">
            <text:p>47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https://www.sciencedirect.com/science/article/pii/S0042682217300569?via%3Dihub</text:p>
          </table:table-cell>
        </table:table-row>
        <table:table-row table:style-name="ro1">
          <table:table-cell office:value-type="string" calcext:value-type="string">
            <text:p>Bashford et al. (2013)</text:p>
          </table:table-cell>
          <table:table-cell office:value-type="string" calcext:value-type="string">
            <text:p>IGH</text:p>
          </table:table-cell>
          <table:table-cell office:value-type="float" office:value="422668" calcext:value-type="float">
            <text:p>422668</text:p>
          </table:table-cell>
          <table:table-cell office:value-type="float" office:value="587095" calcext:value-type="float">
            <text:p>587095</text:p>
          </table:table-cell>
          <table:table-cell office:value-type="float" office:value="715945" calcext:value-type="float">
            <text:p>715945</text:p>
          </table:table-cell>
          <table:table-cell office:value-type="string" calcext:value-type="string">
            <text:p>https://doi.org/10.1101/gr.154815.113</text:p>
          </table:table-cell>
        </table:table-row>
        <table:table-row table:style-name="ro1">
          <table:table-cell office:value-type="string" calcext:value-type="string">
            <text:p>Bernat et al. (2019)</text:p>
          </table:table-cell>
          <table:table-cell office:value-type="string" calcext:value-type="string">
            <text:p>IGH</text:p>
          </table:table-cell>
          <table:table-cell office:value-type="float" office:value="198040" calcext:value-type="float">
            <text:p>198040</text:p>
          </table:table-cell>
          <table:table-cell office:value-type="float" office:value="1980975" calcext:value-type="float">
            <text:p>1980975</text:p>
          </table:table-cell>
          <table:table-cell office:value-type="float" office:value="2327831" calcext:value-type="float">
            <text:p>2327831</text:p>
          </table:table-cell>
          <table:table-cell office:value-type="string" calcext:value-type="string">
            <text:p>https://www.frontiersin.org/articles/10.3389/fimmu.2019.00660/full</text:p>
          </table:table-cell>
        </table:table-row>
        <table:table-row table:style-name="ro1">
          <table:table-cell office:value-type="string" calcext:value-type="string">
            <text:p>Bernat et al. (2019)</text:p>
          </table:table-cell>
          <table:table-cell office:value-type="string" calcext:value-type="string">
            <text:p>IGK</text:p>
          </table:table-cell>
          <table:table-cell office:value-type="float" office:value="60658" calcext:value-type="float">
            <text:p>60658</text:p>
          </table:table-cell>
          <table:table-cell office:value-type="float" office:value="781248" calcext:value-type="float">
            <text:p>781248</text:p>
          </table:table-cell>
          <table:table-cell office:value-type="float" office:value="901024" calcext:value-type="float">
            <text:p>901024</text:p>
          </table:table-cell>
          <table:table-cell office:value-type="string" calcext:value-type="string">
            <text:p>https://www.frontiersin.org/articles/10.3389/fimmu.2019.00660/full</text:p>
          </table:table-cell>
        </table:table-row>
        <table:table-row table:style-name="ro1">
          <table:table-cell office:value-type="string" calcext:value-type="string">
            <text:p>Bernat et al. (2019)</text:p>
          </table:table-cell>
          <table:table-cell office:value-type="string" calcext:value-type="string">
            <text:p>IGL</text:p>
          </table:table-cell>
          <table:table-cell office:value-type="float" office:value="58125" calcext:value-type="float">
            <text:p>58125</text:p>
          </table:table-cell>
          <table:table-cell office:value-type="float" office:value="854389" calcext:value-type="float">
            <text:p>854389</text:p>
          </table:table-cell>
          <table:table-cell office:value-type="float" office:value="1022130" calcext:value-type="float">
            <text:p>1022130</text:p>
          </table:table-cell>
          <table:table-cell office:value-type="string" calcext:value-type="string">
            <text:p>https://www.frontiersin.org/articles/10.3389/fimmu.2019.00660/full</text:p>
          </table:table-cell>
        </table:table-row>
        <table:table-row table:style-name="ro1">
          <table:table-cell office:value-type="string" calcext:value-type="string">
            <text:p>Bhiman et al. (2015)</text:p>
          </table:table-cell>
          <table:table-cell office:value-type="string" calcext:value-type="string">
            <text:p>IGH</text:p>
          </table:table-cell>
          <table:table-cell office:value-type="float" office:value="58486" calcext:value-type="float">
            <text:p>58486</text:p>
          </table:table-cell>
          <table:table-cell office:value-type="float" office:value="220797" calcext:value-type="float">
            <text:p>220797</text:p>
          </table:table-cell>
          <table:table-cell office:value-type="float" office:value="475041" calcext:value-type="float">
            <text:p>475041</text:p>
          </table:table-cell>
          <table:table-cell office:value-type="string" calcext:value-type="string">
            <text:p>https://www.ncbi.nlm.nih.gov/pubmed/26457756</text:p>
          </table:table-cell>
        </table:table-row>
        <table:table-row table:style-name="ro1">
          <table:table-cell office:value-type="string" calcext:value-type="string">
            <text:p>Bhiman et al. (2015)</text:p>
          </table:table-cell>
          <table:table-cell office:value-type="string" calcext:value-type="string">
            <text:p>IGL</text:p>
          </table:table-cell>
          <table:table-cell office:value-type="float" office:value="37242" calcext:value-type="float">
            <text:p>37242</text:p>
          </table:table-cell>
          <table:table-cell office:value-type="float" office:value="249529" calcext:value-type="float">
            <text:p>249529</text:p>
          </table:table-cell>
          <table:table-cell office:value-type="float" office:value="505132" calcext:value-type="float">
            <text:p>505132</text:p>
          </table:table-cell>
          <table:table-cell office:value-type="string" calcext:value-type="string">
            <text:p>https://www.ncbi.nlm.nih.gov/pubmed/26457756</text:p>
          </table:table-cell>
        </table:table-row>
        <table:table-row table:style-name="ro1">
          <table:table-cell office:value-type="string" calcext:value-type="string">
            <text:p>Bonsignori et al. (2016)</text:p>
          </table:table-cell>
          <table:table-cell office:value-type="string" calcext:value-type="string">
            <text:p>IGH</text:p>
          </table:table-cell>
          <table:table-cell office:value-type="float" office:value="155850" calcext:value-type="float">
            <text:p>155850</text:p>
          </table:table-cell>
          <table:table-cell office:value-type="float" office:value="356632" calcext:value-type="float">
            <text:p>356632</text:p>
          </table:table-cell>
          <table:table-cell office:value-type="float" office:value="622369" calcext:value-type="float">
            <text:p>622369</text:p>
          </table:table-cell>
          <table:table-cell office:value-type="string" calcext:value-type="string">
            <text:p>https://doi.org/10.1016/j.cell.2016.02.022</text:p>
          </table:table-cell>
        </table:table-row>
        <table:table-row table:style-name="ro1">
          <table:table-cell office:value-type="string" calcext:value-type="string">
            <text:p>Bonsignori et al. (2016)</text:p>
          </table:table-cell>
          <table:table-cell office:value-type="string" calcext:value-type="string">
            <text:p>IGK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ttps://doi.org/10.1016/j.cell.2016.02.022</text:p>
          </table:table-cell>
        </table:table-row>
        <table:table-row table:style-name="ro1">
          <table:table-cell office:value-type="string" calcext:value-type="string">
            <text:p>Briney et al. (2019)</text:p>
          </table:table-cell>
          <table:table-cell office:value-type="string" calcext:value-type="string">
            <text:p>IGH</text:p>
          </table:table-cell>
          <table:table-cell office:value-type="float" office:value="110198236" calcext:value-type="float">
            <text:p>110198236</text:p>
          </table:table-cell>
          <table:table-cell office:value-type="float" office:value="325833655" calcext:value-type="float">
            <text:p>325833655</text:p>
          </table:table-cell>
          <table:table-cell office:value-type="float" office:value="326055693" calcext:value-type="float">
            <text:p>326055693</text:p>
          </table:table-cell>
          <table:table-cell office:value-type="string" calcext:value-type="string">
            <text:p>https://www.nature.com/articles/s41586-019-0879-y</text:p>
          </table:table-cell>
        </table:table-row>
        <table:table-row table:style-name="ro1">
          <table:table-cell office:value-type="string" calcext:value-type="string">
            <text:p>Briney et al. (2019)</text:p>
          </table:table-cell>
          <table:table-cell office:value-type="string" calcext:value-type="string">
            <text:p>IGK</text:p>
          </table:table-cell>
          <table:table-cell office:value-type="float" office:value="2670" calcext:value-type="float">
            <text:p>2670</text:p>
          </table:table-cell>
          <table:table-cell office:value-type="float" office:value="14022" calcext:value-type="float">
            <text:p>14022</text:p>
          </table:table-cell>
          <table:table-cell office:value-type="float" office:value="14033" calcext:value-type="float">
            <text:p>14033</text:p>
          </table:table-cell>
          <table:table-cell office:value-type="string" calcext:value-type="string">
            <text:p>https://www.nature.com/articles/s41586-019-0879-y</text:p>
          </table:table-cell>
        </table:table-row>
        <table:table-row table:style-name="ro1">
          <table:table-cell office:value-type="string" calcext:value-type="string">
            <text:p>Briney et al. (2019)</text:p>
          </table:table-cell>
          <table:table-cell office:value-type="string" calcext:value-type="string">
            <text:p>IG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https://www.nature.com/articles/s41586-019-0879-y</text:p>
          </table:table-cell>
        </table:table-row>
        <table:table-row table:style-name="ro1">
          <table:table-cell office:value-type="string" calcext:value-type="string">
            <text:p>Collins et al. (2015)</text:p>
          </table:table-cell>
          <table:table-cell office:value-type="string" calcext:value-type="string">
            <text:p>IGH</text:p>
          </table:table-cell>
          <table:table-cell office:value-type="float" office:value="169977" calcext:value-type="float">
            <text:p>169977</text:p>
          </table:table-cell>
          <table:table-cell office:value-type="float" office:value="962321" calcext:value-type="float">
            <text:p>962321</text:p>
          </table:table-cell>
          <table:table-cell office:value-type="float" office:value="1123488" calcext:value-type="float">
            <text:p>1123488</text:p>
          </table:table-cell>
          <table:table-cell office:value-type="string" calcext:value-type="string">
            <text:p>https://dx.doi.org/10.1098/rstb.2014.0236</text:p>
          </table:table-cell>
        </table:table-row>
        <table:table-row table:style-name="ro1">
          <table:table-cell office:value-type="string" calcext:value-type="string">
            <text:p>Corcoran et al. (2016)</text:p>
          </table:table-cell>
          <table:table-cell office:value-type="string" calcext:value-type="string">
            <text:p>IGH</text:p>
          </table:table-cell>
          <table:table-cell office:value-type="float" office:value="768130" calcext:value-type="float">
            <text:p>768130</text:p>
          </table:table-cell>
          <table:table-cell office:value-type="float" office:value="3766041" calcext:value-type="float">
            <text:p>3766041</text:p>
          </table:table-cell>
          <table:table-cell office:value-type="float" office:value="3861708" calcext:value-type="float">
            <text:p>3861708</text:p>
          </table:table-cell>
          <table:table-cell office:value-type="string" calcext:value-type="string">
            <text:p>https://dx.doi.org/10.1038/ncomms13642</text:p>
          </table:table-cell>
        </table:table-row>
        <table:table-row table:style-name="ro1">
          <table:table-cell office:value-type="string" calcext:value-type="string">
            <text:p>Corcoran et al. (2016)</text:p>
          </table:table-cell>
          <table:table-cell office:value-type="string" calcext:value-type="string">
            <text:p>IGK</text:p>
          </table:table-cell>
          <table:table-cell office:value-type="float" office:value="237850" calcext:value-type="float">
            <text:p>237850</text:p>
          </table:table-cell>
          <table:table-cell office:value-type="float" office:value="1410028" calcext:value-type="float">
            <text:p>1410028</text:p>
          </table:table-cell>
          <table:table-cell office:value-type="float" office:value="1445994" calcext:value-type="float">
            <text:p>1445994</text:p>
          </table:table-cell>
          <table:table-cell office:value-type="string" calcext:value-type="string">
            <text:p>https://dx.doi.org/10.1038/ncomms13642</text:p>
          </table:table-cell>
        </table:table-row>
        <table:table-row table:style-name="ro1">
          <table:table-cell office:value-type="string" calcext:value-type="string">
            <text:p>Corcoran et al. (2016)</text:p>
          </table:table-cell>
          <table:table-cell office:value-type="string" calcext:value-type="string">
            <text:p>IGL</text:p>
          </table:table-cell>
          <table:table-cell office:value-type="float" office:value="72079" calcext:value-type="float">
            <text:p>72079</text:p>
          </table:table-cell>
          <table:table-cell office:value-type="float" office:value="290170" calcext:value-type="float">
            <text:p>290170</text:p>
          </table:table-cell>
          <table:table-cell office:value-type="float" office:value="346524" calcext:value-type="float">
            <text:p>346524</text:p>
          </table:table-cell>
          <table:table-cell office:value-type="string" calcext:value-type="string">
            <text:p>https://dx.doi.org/10.1038/ncomms13642</text:p>
          </table:table-cell>
        </table:table-row>
        <table:table-row table:style-name="ro1">
          <table:table-cell office:value-type="string" calcext:value-type="string">
            <text:p>Davis et al. (2019)</text:p>
          </table:table-cell>
          <table:table-cell office:value-type="string" calcext:value-type="string">
            <text:p>IGH</text:p>
          </table:table-cell>
          <table:table-cell office:value-type="float" office:value="4644474" calcext:value-type="float">
            <text:p>4644474</text:p>
          </table:table-cell>
          <table:table-cell office:value-type="float" office:value="21609156" calcext:value-type="float">
            <text:p>21609156</text:p>
          </table:table-cell>
          <table:table-cell office:value-type="float" office:value="23489916" calcext:value-type="float">
            <text:p>23489916</text:p>
          </table:table-cell>
          <table:table-cell office:value-type="string" calcext:value-type="string">
            <text:p>https://www.sciencedirect.com/science/article/pii/S0092867419304556#!</text:p>
          </table:table-cell>
        </table:table-row>
        <table:table-row table:style-name="ro1">
          <table:table-cell office:value-type="string" calcext:value-type="string">
            <text:p>Doria-Rose et al. (2015)</text:p>
          </table:table-cell>
          <table:table-cell office:value-type="string" calcext:value-type="string">
            <text:p>IGH</text:p>
          </table:table-cell>
          <table:table-cell office:value-type="float" office:value="477071" calcext:value-type="float">
            <text:p>477071</text:p>
          </table:table-cell>
          <table:table-cell office:value-type="float" office:value="1536136" calcext:value-type="float">
            <text:p>1536136</text:p>
          </table:table-cell>
          <table:table-cell office:value-type="float" office:value="2270588" calcext:value-type="float">
            <text:p>2270588</text:p>
          </table:table-cell>
          <table:table-cell office:value-type="string" calcext:value-type="string">
            <text:p>https://www.nature.com/articles/nature13036</text:p>
          </table:table-cell>
        </table:table-row>
        <table:table-row table:style-name="ro1">
          <table:table-cell office:value-type="string" calcext:value-type="string">
            <text:p>Doria-Rose et al. (2015)</text:p>
          </table:table-cell>
          <table:table-cell office:value-type="string" calcext:value-type="string">
            <text:p>IGK</text:p>
          </table:table-cell>
          <table:table-cell office:value-type="float" office:value="64565" calcext:value-type="float">
            <text:p>64565</text:p>
          </table:table-cell>
          <table:table-cell office:value-type="float" office:value="324247" calcext:value-type="float">
            <text:p>324247</text:p>
          </table:table-cell>
          <table:table-cell office:value-type="float" office:value="427851" calcext:value-type="float">
            <text:p>427851</text:p>
          </table:table-cell>
          <table:table-cell office:value-type="string" calcext:value-type="string">
            <text:p>https://www.nature.com/articles/nature13036</text:p>
          </table:table-cell>
        </table:table-row>
        <table:table-row table:style-name="ro1">
          <table:table-cell office:value-type="string" calcext:value-type="string">
            <text:p>Doria-Rose et al. (2015)</text:p>
          </table:table-cell>
          <table:table-cell office:value-type="string" calcext:value-type="string">
            <text:p>IGL</text:p>
          </table:table-cell>
          <table:table-cell office:value-type="float" office:value="173219" calcext:value-type="float">
            <text:p>173219</text:p>
          </table:table-cell>
          <table:table-cell office:value-type="float" office:value="766230" calcext:value-type="float">
            <text:p>766230</text:p>
          </table:table-cell>
          <table:table-cell office:value-type="float" office:value="1328865" calcext:value-type="float">
            <text:p>1328865</text:p>
          </table:table-cell>
          <table:table-cell office:value-type="string" calcext:value-type="string">
            <text:p>https://www.nature.com/articles/nature13036</text:p>
          </table:table-cell>
        </table:table-row>
        <table:table-row table:style-name="ro1">
          <table:table-cell office:value-type="string" calcext:value-type="string">
            <text:p>Eliyahu et al. (2018)</text:p>
          </table:table-cell>
          <table:table-cell office:value-type="string" calcext:value-type="string">
            <text:p>IGH</text:p>
          </table:table-cell>
          <table:table-cell office:value-type="float" office:value="937152" calcext:value-type="float">
            <text:p>937152</text:p>
          </table:table-cell>
          <table:table-cell office:value-type="float" office:value="1895868" calcext:value-type="float">
            <text:p>1895868</text:p>
          </table:table-cell>
          <table:table-cell office:value-type="float" office:value="9783828" calcext:value-type="float">
            <text:p>9783828</text:p>
          </table:table-cell>
          <table:table-cell office:value-type="string" calcext:value-type="string">
            <text:p>https://www.frontiersin.org/articles/10.3389/fimmu.2018.03004/full</text:p>
          </table:table-cell>
        </table:table-row>
        <table:table-row table:style-name="ro1">
          <table:table-cell office:value-type="string" calcext:value-type="string">
            <text:p>Eliyahu et al. (2018)</text:p>
          </table:table-cell>
          <table:table-cell office:value-type="string" calcext:value-type="string">
            <text:p>IGK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https://www.frontiersin.org/articles/10.3389/fimmu.2018.03004/full</text:p>
          </table:table-cell>
        </table:table-row>
        <table:table-row table:style-name="ro1">
          <table:table-cell office:value-type="string" calcext:value-type="string">
            <text:p>Ellebedy et al. (2016)</text:p>
          </table:table-cell>
          <table:table-cell office:value-type="string" calcext:value-type="string">
            <text:p>IGH</text:p>
          </table:table-cell>
          <table:table-cell office:value-type="float" office:value="4379960" calcext:value-type="float">
            <text:p>4379960</text:p>
          </table:table-cell>
          <table:table-cell office:value-type="float" office:value="20850276" calcext:value-type="float">
            <text:p>20850276</text:p>
          </table:table-cell>
          <table:table-cell office:value-type="float" office:value="23193517" calcext:value-type="float">
            <text:p>23193517</text:p>
          </table:table-cell>
          <table:table-cell office:value-type="string" calcext:value-type="string">
            <text:p>https://www.nature.com/articles/ni.3533</text:p>
          </table:table-cell>
        </table:table-row>
        <table:table-row table:style-name="ro1">
          <table:table-cell office:value-type="string" calcext:value-type="string">
            <text:p>Fisher et al. (2017)</text:p>
          </table:table-cell>
          <table:table-cell office:value-type="string" calcext:value-type="string">
            <text:p>IGH</text:p>
          </table:table-cell>
          <table:table-cell office:value-type="float" office:value="124" calcext:value-type="float">
            <text:p>124</text:p>
          </table:table-cell>
          <table:table-cell office:value-type="float" office:value="223" calcext:value-type="float">
            <text:p>2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ttp://journals.plos.org/plospathogens/article?id=10.1371/journal.ppat.1006469</text:p>
          </table:table-cell>
        </table:table-row>
        <table:table-row table:style-name="ro1">
          <table:table-cell office:value-type="string" calcext:value-type="string">
            <text:p>Fisher et al. (2017)</text:p>
          </table:table-cell>
          <table:table-cell office:value-type="string" calcext:value-type="string">
            <text:p>IGK</text:p>
          </table:table-cell>
          <table:table-cell office:value-type="float" office:value="13076" calcext:value-type="float">
            <text:p>13076</text:p>
          </table:table-cell>
          <table:table-cell office:value-type="float" office:value="186646" calcext:value-type="float">
            <text:p>186646</text:p>
          </table:table-cell>
          <table:table-cell office:value-type="float" office:value="203978" calcext:value-type="float">
            <text:p>203978</text:p>
          </table:table-cell>
          <table:table-cell office:value-type="string" calcext:value-type="string">
            <text:p>http://journals.plos.org/plospathogens/article?id=10.1371/journal.ppat.1006469</text:p>
          </table:table-cell>
        </table:table-row>
        <table:table-row table:style-name="ro1">
          <table:table-cell office:value-type="string" calcext:value-type="string">
            <text:p>Galson et al. (2015)</text:p>
          </table:table-cell>
          <table:table-cell office:value-type="string" calcext:value-type="string">
            <text:p>IGH</text:p>
          </table:table-cell>
          <table:table-cell office:value-type="float" office:value="1500676" calcext:value-type="float">
            <text:p>1500676</text:p>
          </table:table-cell>
          <table:table-cell office:value-type="float" office:value="6266194" calcext:value-type="float">
            <text:p>6266194</text:p>
          </table:table-cell>
          <table:table-cell office:value-type="float" office:value="9629541" calcext:value-type="float">
            <text:p>9629541</text:p>
          </table:table-cell>
          <table:table-cell office:value-type="string" calcext:value-type="string">
            <text:p>https://www.ncbi.nlm.nih.gov/pmc/articles/PMC4551417/</text:p>
          </table:table-cell>
        </table:table-row>
        <table:table-row table:style-name="ro1">
          <table:table-cell office:value-type="string" calcext:value-type="string">
            <text:p>Galson et al. (2016)</text:p>
          </table:table-cell>
          <table:table-cell office:value-type="string" calcext:value-type="string">
            <text:p>IGH</text:p>
          </table:table-cell>
          <table:table-cell office:value-type="float" office:value="4327357" calcext:value-type="float">
            <text:p>4327357</text:p>
          </table:table-cell>
          <table:table-cell office:value-type="float" office:value="19138200" calcext:value-type="float">
            <text:p>19138200</text:p>
          </table:table-cell>
          <table:table-cell office:value-type="float" office:value="25643419" calcext:value-type="float">
            <text:p>25643419</text:p>
          </table:table-cell>
          <table:table-cell office:value-type="string" calcext:value-type="string">
            <text:p>https://genomemedicine.biomedcentral.com/articles/10.1186/s13073-016-0322-z</text:p>
          </table:table-cell>
        </table:table-row>
        <table:table-row table:style-name="ro1">
          <table:table-cell office:value-type="string" calcext:value-type="string">
            <text:p>Gidoni et al. (2019)</text:p>
          </table:table-cell>
          <table:table-cell office:value-type="string" calcext:value-type="string">
            <text:p>IGH</text:p>
          </table:table-cell>
          <table:table-cell office:value-type="float" office:value="5736372" calcext:value-type="float">
            <text:p>5736372</text:p>
          </table:table-cell>
          <table:table-cell office:value-type="float" office:value="18290556" calcext:value-type="float">
            <text:p>18290556</text:p>
          </table:table-cell>
          <table:table-cell office:value-type="float" office:value="22092642" calcext:value-type="float">
            <text:p>22092642</text:p>
          </table:table-cell>
          <table:table-cell office:value-type="string" calcext:value-type="string">
            <text:p>https://www.nature.com/articles/s41467-019-08489-3</text:p>
          </table:table-cell>
        </table:table-row>
        <table:table-row table:style-name="ro1">
          <table:table-cell office:value-type="string" calcext:value-type="string">
            <text:p>Gidoni et al. (2019)</text:p>
          </table:table-cell>
          <table:table-cell office:value-type="string" calcext:value-type="string">
            <text:p>IGK</text:p>
          </table:table-cell>
          <table:table-cell office:value-type="float" office:value="927759" calcext:value-type="float">
            <text:p>927759</text:p>
          </table:table-cell>
          <table:table-cell office:value-type="float" office:value="19924649" calcext:value-type="float">
            <text:p>19924649</text:p>
          </table:table-cell>
          <table:table-cell office:value-type="float" office:value="34906356" calcext:value-type="float">
            <text:p>34906356</text:p>
          </table:table-cell>
          <table:table-cell office:value-type="string" calcext:value-type="string">
            <text:p>https://www.nature.com/articles/s41467-019-08489-3</text:p>
          </table:table-cell>
        </table:table-row>
        <table:table-row table:style-name="ro1">
          <table:table-cell office:value-type="string" calcext:value-type="string">
            <text:p>Gidoni et al. (2019)</text:p>
          </table:table-cell>
          <table:table-cell office:value-type="string" calcext:value-type="string">
            <text:p>IGL</text:p>
          </table:table-cell>
          <table:table-cell office:value-type="float" office:value="323293" calcext:value-type="float">
            <text:p>323293</text:p>
          </table:table-cell>
          <table:table-cell office:value-type="float" office:value="7803455" calcext:value-type="float">
            <text:p>7803455</text:p>
          </table:table-cell>
          <table:table-cell office:value-type="float" office:value="10452287" calcext:value-type="float">
            <text:p>10452287</text:p>
          </table:table-cell>
          <table:table-cell office:value-type="string" calcext:value-type="string">
            <text:p>https://www.nature.com/articles/s41467-019-08489-3</text:p>
          </table:table-cell>
        </table:table-row>
        <table:table-row table:style-name="ro1">
          <table:table-cell office:value-type="string" calcext:value-type="string">
            <text:p>Greiff et al. (2014)</text:p>
          </table:table-cell>
          <table:table-cell office:value-type="string" calcext:value-type="string">
            <text:p>IGH</text:p>
          </table:table-cell>
          <table:table-cell office:value-type="float" office:value="356865" calcext:value-type="float">
            <text:p>356865</text:p>
          </table:table-cell>
          <table:table-cell office:value-type="float" office:value="5137106" calcext:value-type="float">
            <text:p>5137106</text:p>
          </table:table-cell>
          <table:table-cell office:value-type="float" office:value="5138573" calcext:value-type="float">
            <text:p>5138573</text:p>
          </table:table-cell>
          <table:table-cell office:value-type="string" calcext:value-type="string">
            <text:p>https://dx.doi.org/10.1186/s12865-014-0040-5</text:p>
          </table:table-cell>
        </table:table-row>
        <table:table-row table:style-name="ro1">
          <table:table-cell office:value-type="string" calcext:value-type="string">
            <text:p>Greiff et al. (2015)</text:p>
          </table:table-cell>
          <table:table-cell office:value-type="string" calcext:value-type="string">
            <text:p>IGH</text:p>
          </table:table-cell>
          <table:table-cell office:value-type="float" office:value="326212" calcext:value-type="float">
            <text:p>326212</text:p>
          </table:table-cell>
          <table:table-cell office:value-type="float" office:value="876988" calcext:value-type="float">
            <text:p>876988</text:p>
          </table:table-cell>
          <table:table-cell office:value-type="float" office:value="901769" calcext:value-type="float">
            <text:p>901769</text:p>
          </table:table-cell>
          <table:table-cell office:value-type="string" calcext:value-type="string">
            <text:p>https://www.ncbi.nlm.nih.gov/pubmed/26140055</text:p>
          </table:table-cell>
        </table:table-row>
        <table:table-row table:style-name="ro1">
          <table:table-cell office:value-type="string" calcext:value-type="string">
            <text:p>Gupta et al. (2017)</text:p>
          </table:table-cell>
          <table:table-cell office:value-type="string" calcext:value-type="string">
            <text:p>IGH</text:p>
          </table:table-cell>
          <table:table-cell office:value-type="float" office:value="1338279" calcext:value-type="float">
            <text:p>1338279</text:p>
          </table:table-cell>
          <table:table-cell office:value-type="float" office:value="10682599" calcext:value-type="float">
            <text:p>10682599</text:p>
          </table:table-cell>
          <table:table-cell office:value-type="float" office:value="12814554" calcext:value-type="float">
            <text:p>12814554</text:p>
          </table:table-cell>
          <table:table-cell office:value-type="string" calcext:value-type="string">
            <text:p>https://doi.org/10.4049/jimmunol.1601850</text:p>
          </table:table-cell>
        </table:table-row>
        <table:table-row table:style-name="ro1">
          <table:table-cell office:value-type="string" calcext:value-type="string">
            <text:p>Gupta et al. (2017)</text:p>
          </table:table-cell>
          <table:table-cell office:value-type="string" calcext:value-type="string">
            <text:p>IGK</text:p>
          </table:table-cell>
          <table:table-cell office:value-type="float" office:value="1888785" calcext:value-type="float">
            <text:p>1888785</text:p>
          </table:table-cell>
          <table:table-cell office:value-type="float" office:value="20155738" calcext:value-type="float">
            <text:p>20155738</text:p>
          </table:table-cell>
          <table:table-cell office:value-type="float" office:value="29973854" calcext:value-type="float">
            <text:p>29973854</text:p>
          </table:table-cell>
          <table:table-cell office:value-type="string" calcext:value-type="string">
            <text:p>https://doi.org/10.4049/jimmunol.1601850</text:p>
          </table:table-cell>
        </table:table-row>
        <table:table-row table:style-name="ro1">
          <table:table-cell office:value-type="string" calcext:value-type="string">
            <text:p>Gupta et al. (2017)</text:p>
          </table:table-cell>
          <table:table-cell office:value-type="string" calcext:value-type="string">
            <text:p>IGL</text:p>
          </table:table-cell>
          <table:table-cell office:value-type="float" office:value="1341796" calcext:value-type="float">
            <text:p>1341796</text:p>
          </table:table-cell>
          <table:table-cell office:value-type="float" office:value="17248072" calcext:value-type="float">
            <text:p>17248072</text:p>
          </table:table-cell>
          <table:table-cell office:value-type="float" office:value="23298955" calcext:value-type="float">
            <text:p>23298955</text:p>
          </table:table-cell>
          <table:table-cell office:value-type="string" calcext:value-type="string">
            <text:p>https://doi.org/10.4049/jimmunol.1601850</text:p>
          </table:table-cell>
        </table:table-row>
        <table:table-row table:style-name="ro1">
          <table:table-cell office:value-type="string" calcext:value-type="string">
            <text:p>Halliley et al. (2015)</text:p>
          </table:table-cell>
          <table:table-cell office:value-type="string" calcext:value-type="string">
            <text:p>IGH</text:p>
          </table:table-cell>
          <table:table-cell office:value-type="float" office:value="478522" calcext:value-type="float">
            <text:p>478522</text:p>
          </table:table-cell>
          <table:table-cell office:value-type="float" office:value="2472745" calcext:value-type="float">
            <text:p>2472745</text:p>
          </table:table-cell>
          <table:table-cell office:value-type="float" office:value="2670440" calcext:value-type="float">
            <text:p>2670440</text:p>
          </table:table-cell>
          <table:table-cell office:value-type="string" calcext:value-type="string">
            <text:p>https://doi.org/10.1016/j.immuni.2015.06.016</text:p>
          </table:table-cell>
        </table:table-row>
        <table:table-row table:style-name="ro1">
          <table:table-cell office:value-type="string" calcext:value-type="string">
            <text:p>Huang et al. (2016)</text:p>
          </table:table-cell>
          <table:table-cell office:value-type="string" calcext:value-type="string">
            <text:p>IGH</text:p>
          </table:table-cell>
          <table:table-cell office:value-type="float" office:value="218158" calcext:value-type="float">
            <text:p>218158</text:p>
          </table:table-cell>
          <table:table-cell office:value-type="float" office:value="6286983" calcext:value-type="float">
            <text:p>6286983</text:p>
          </table:table-cell>
          <table:table-cell office:value-type="float" office:value="6315171" calcext:value-type="float">
            <text:p>6315171</text:p>
          </table:table-cell>
          <table:table-cell office:value-type="string" calcext:value-type="string">
            <text:p>https://www.ncbi.nlm.nih.gov/pmc/articles/PMC5770152/</text:p>
          </table:table-cell>
        </table:table-row>
        <table:table-row table:style-name="ro1">
          <table:table-cell office:value-type="string" calcext:value-type="string">
            <text:p>Huang et al. (2016)</text:p>
          </table:table-cell>
          <table:table-cell office:value-type="string" calcext:value-type="string">
            <text:p>IGK</text:p>
          </table:table-cell>
          <table:table-cell office:value-type="float" office:value="273608" calcext:value-type="float">
            <text:p>273608</text:p>
          </table:table-cell>
          <table:table-cell office:value-type="float" office:value="12072060" calcext:value-type="float">
            <text:p>12072060</text:p>
          </table:table-cell>
          <table:table-cell office:value-type="float" office:value="12540755" calcext:value-type="float">
            <text:p>12540755</text:p>
          </table:table-cell>
          <table:table-cell office:value-type="string" calcext:value-type="string">
            <text:p>https://www.ncbi.nlm.nih.gov/pmc/articles/PMC5770152/</text:p>
          </table:table-cell>
        </table:table-row>
        <table:table-row table:style-name="ro1">
          <table:table-cell office:value-type="string" calcext:value-type="string">
            <text:p>Huang et al. (2016)</text:p>
          </table:table-cell>
          <table:table-cell office:value-type="string" calcext:value-type="string">
            <text:p>IGL</text:p>
          </table:table-cell>
          <table:table-cell office:value-type="float" office:value="3435" calcext:value-type="float">
            <text:p>3435</text:p>
          </table:table-cell>
          <table:table-cell office:value-type="float" office:value="3562" calcext:value-type="float">
            <text:p>3562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https://www.ncbi.nlm.nih.gov/pmc/articles/PMC5770152/</text:p>
          </table:table-cell>
        </table:table-row>
        <table:table-row table:style-name="ro1">
          <table:table-cell office:value-type="string" calcext:value-type="string">
            <text:p>Jiang et al. (2013)</text:p>
          </table:table-cell>
          <table:table-cell office:value-type="string" calcext:value-type="string">
            <text:p>IGH</text:p>
          </table:table-cell>
          <table:table-cell office:value-type="float" office:value="2863268" calcext:value-type="float">
            <text:p>2863268</text:p>
          </table:table-cell>
          <table:table-cell office:value-type="float" office:value="7209243" calcext:value-type="float">
            <text:p>7209243</text:p>
          </table:table-cell>
          <table:table-cell office:value-type="float" office:value="8089486" calcext:value-type="float">
            <text:p>8089486</text:p>
          </table:table-cell>
          <table:table-cell office:value-type="string" calcext:value-type="string">
            <text:p>http://stm.sciencemag.org/content/5/171/171ra19</text:p>
          </table:table-cell>
        </table:table-row>
        <table:table-row table:style-name="ro1">
          <table:table-cell office:value-type="string" calcext:value-type="string">
            <text:p>Johnson et al. (2018)</text:p>
          </table:table-cell>
          <table:table-cell office:value-type="string" calcext:value-type="string">
            <text:p>IGH</text:p>
          </table:table-cell>
          <table:table-cell office:value-type="float" office:value="2913571" calcext:value-type="float">
            <text:p>2913571</text:p>
          </table:table-cell>
          <table:table-cell office:value-type="float" office:value="8959170" calcext:value-type="float">
            <text:p>8959170</text:p>
          </table:table-cell>
          <table:table-cell office:value-type="float" office:value="9247223" calcext:value-type="float">
            <text:p>9247223</text:p>
          </table:table-cell>
          <table:table-cell office:value-type="string" calcext:value-type="string">
            <text:p>https://www.nature.com/articles/s41467-018-06424-6#MOESM1</text:p>
          </table:table-cell>
        </table:table-row>
        <table:table-row table:style-name="ro1">
          <table:table-cell office:value-type="string" calcext:value-type="string">
            <text:p>Johnson et al. (2018)</text:p>
          </table:table-cell>
          <table:table-cell office:value-type="string" calcext:value-type="string">
            <text:p>IGL</text:p>
          </table:table-cell>
          <table:table-cell office:value-type="float" office:value="212712" calcext:value-type="float">
            <text:p>212712</text:p>
          </table:table-cell>
          <table:table-cell office:value-type="float" office:value="3244585" calcext:value-type="float">
            <text:p>3244585</text:p>
          </table:table-cell>
          <table:table-cell office:value-type="float" office:value="3527706" calcext:value-type="float">
            <text:p>3527706</text:p>
          </table:table-cell>
          <table:table-cell office:value-type="string" calcext:value-type="string">
            <text:p>https://www.nature.com/articles/s41467-018-06424-6#MOESM1</text:p>
          </table:table-cell>
        </table:table-row>
        <table:table-row table:style-name="ro1">
          <table:table-cell office:value-type="string" calcext:value-type="string">
            <text:p>Joyce et al. (2016)</text:p>
          </table:table-cell>
          <table:table-cell office:value-type="string" calcext:value-type="string">
            <text:p>IGH</text:p>
          </table:table-cell>
          <table:table-cell office:value-type="float" office:value="184426" calcext:value-type="float">
            <text:p>184426</text:p>
          </table:table-cell>
          <table:table-cell office:value-type="float" office:value="3312081" calcext:value-type="float">
            <text:p>3312081</text:p>
          </table:table-cell>
          <table:table-cell office:value-type="float" office:value="3372562" calcext:value-type="float">
            <text:p>3372562</text:p>
          </table:table-cell>
          <table:table-cell office:value-type="string" calcext:value-type="string">
            <text:p>https://dx.doi.org/10.1016/j.cell.2016.06.043</text:p>
          </table:table-cell>
        </table:table-row>
        <table:table-row table:style-name="ro1">
          <table:table-cell office:value-type="string" calcext:value-type="string">
            <text:p>Joyce et al. (2016)</text:p>
          </table:table-cell>
          <table:table-cell office:value-type="string" calcext:value-type="string">
            <text:p>IGK</text:p>
          </table:table-cell>
          <table:table-cell office:value-type="float" office:value="1733" calcext:value-type="float">
            <text:p>1733</text:p>
          </table:table-cell>
          <table:table-cell office:value-type="float" office:value="7384" calcext:value-type="float">
            <text:p>7384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https://dx.doi.org/10.1016/j.cell.2016.06.043</text:p>
          </table:table-cell>
        </table:table-row>
        <table:table-row table:style-name="ro1">
          <table:table-cell office:value-type="string" calcext:value-type="string">
            <text:p>Landais et al. (2017)</text:p>
          </table:table-cell>
          <table:table-cell office:value-type="string" calcext:value-type="string">
            <text:p>IGH</text:p>
          </table:table-cell>
          <table:table-cell office:value-type="float" office:value="1371040" calcext:value-type="float">
            <text:p>1371040</text:p>
          </table:table-cell>
          <table:table-cell office:value-type="float" office:value="11121542" calcext:value-type="float">
            <text:p>11121542</text:p>
          </table:table-cell>
          <table:table-cell office:value-type="float" office:value="12957321" calcext:value-type="float">
            <text:p>12957321</text:p>
          </table:table-cell>
          <table:table-cell office:value-type="string" calcext:value-type="string">
            <text:p>https://www.cell.com/immunity/fulltext/S1074-7613(17)30479-X</text:p>
          </table:table-cell>
        </table:table-row>
        <table:table-row table:style-name="ro1">
          <table:table-cell office:value-type="string" calcext:value-type="string">
            <text:p>Levin et al. (2015)</text:p>
          </table:table-cell>
          <table:table-cell office:value-type="string" calcext:value-type="string">
            <text:p>IGH</text:p>
          </table:table-cell>
          <table:table-cell office:value-type="float" office:value="703514" calcext:value-type="float">
            <text:p>703514</text:p>
          </table:table-cell>
          <table:table-cell office:value-type="float" office:value="939255" calcext:value-type="float">
            <text:p>939255</text:p>
          </table:table-cell>
          <table:table-cell office:value-type="float" office:value="1214474" calcext:value-type="float">
            <text:p>1214474</text:p>
          </table:table-cell>
          <table:table-cell office:value-type="string" calcext:value-type="string">
            <text:p>http://dx.doi.org/10.1016/j.jaci.2015.09.027</text:p>
          </table:table-cell>
        </table:table-row>
        <table:table-row table:style-name="ro1">
          <table:table-cell office:value-type="string" calcext:value-type="string">
            <text:p>Levin et al. (2017)</text:p>
          </table:table-cell>
          <table:table-cell office:value-type="string" calcext:value-type="string">
            <text:p>IGH</text:p>
          </table:table-cell>
          <table:table-cell office:value-type="float" office:value="5019257" calcext:value-type="float">
            <text:p>5019257</text:p>
          </table:table-cell>
          <table:table-cell office:value-type="float" office:value="30639360" calcext:value-type="float">
            <text:p>30639360</text:p>
          </table:table-cell>
          <table:table-cell office:value-type="float" office:value="35158866" calcext:value-type="float">
            <text:p>35158866</text:p>
          </table:table-cell>
          <table:table-cell office:value-type="string" calcext:value-type="string">
            <text:p>http://www.sciencedirect.com/science/article/pii/S0091674916307795?via%3Dihub</text:p>
          </table:table-cell>
        </table:table-row>
        <table:table-row table:style-name="ro1">
          <table:table-cell office:value-type="string" calcext:value-type="string">
            <text:p>Liao et al. (2013)</text:p>
          </table:table-cell>
          <table:table-cell office:value-type="string" calcext:value-type="string">
            <text:p>IGH</text:p>
          </table:table-cell>
          <table:table-cell office:value-type="float" office:value="403837" calcext:value-type="float">
            <text:p>403837</text:p>
          </table:table-cell>
          <table:table-cell office:value-type="float" office:value="858349" calcext:value-type="float">
            <text:p>858349</text:p>
          </table:table-cell>
          <table:table-cell office:value-type="float" office:value="1067869" calcext:value-type="float">
            <text:p>1067869</text:p>
          </table:table-cell>
          <table:table-cell office:value-type="string" calcext:value-type="string">
            <text:p>https://www.ncbi.nlm.nih.gov/pmc/articles/PMC3637846/</text:p>
          </table:table-cell>
        </table:table-row>
        <table:table-row table:style-name="ro1">
          <table:table-cell office:value-type="string" calcext:value-type="string">
            <text:p>Liao et al. (2013)</text:p>
          </table:table-cell>
          <table:table-cell office:value-type="string" calcext:value-type="string">
            <text:p>IGL</text:p>
          </table:table-cell>
          <table:table-cell office:value-type="float" office:value="77661" calcext:value-type="float">
            <text:p>77661</text:p>
          </table:table-cell>
          <table:table-cell office:value-type="float" office:value="639058" calcext:value-type="float">
            <text:p>639058</text:p>
          </table:table-cell>
          <table:table-cell office:value-type="float" office:value="1003630" calcext:value-type="float">
            <text:p>1003630</text:p>
          </table:table-cell>
          <table:table-cell office:value-type="string" calcext:value-type="string">
            <text:p>https://www.ncbi.nlm.nih.gov/pmc/articles/PMC3637846/</text:p>
          </table:table-cell>
        </table:table-row>
        <table:table-row table:style-name="ro1">
          <table:table-cell office:value-type="string" calcext:value-type="string">
            <text:p>Lindner et al. (2015)</text:p>
          </table:table-cell>
          <table:table-cell office:value-type="string" calcext:value-type="string">
            <text:p>IGH</text:p>
          </table:table-cell>
          <table:table-cell office:value-type="float" office:value="494321" calcext:value-type="float">
            <text:p>494321</text:p>
          </table:table-cell>
          <table:table-cell office:value-type="float" office:value="1588854" calcext:value-type="float">
            <text:p>1588854</text:p>
          </table:table-cell>
          <table:table-cell office:value-type="float" office:value="2796216" calcext:value-type="float">
            <text:p>2796216</text:p>
          </table:table-cell>
          <table:table-cell office:value-type="string" calcext:value-type="string">
            <text:p>https://dx.doi.org/10.1038/ni.3213</text:p>
          </table:table-cell>
        </table:table-row>
        <table:table-row table:style-name="ro1">
          <table:table-cell office:value-type="string" calcext:value-type="string">
            <text:p>Menzel et al. (2014)</text:p>
          </table:table-cell>
          <table:table-cell office:value-type="string" calcext:value-type="string">
            <text:p>IGH</text:p>
          </table:table-cell>
          <table:table-cell office:value-type="float" office:value="1049901" calcext:value-type="float">
            <text:p>1049901</text:p>
          </table:table-cell>
          <table:table-cell office:value-type="float" office:value="16214118" calcext:value-type="float">
            <text:p>16214118</text:p>
          </table:table-cell>
          <table:table-cell office:value-type="float" office:value="16218939" calcext:value-type="float">
            <text:p>16218939</text:p>
          </table:table-cell>
          <table:table-cell office:value-type="string" calcext:value-type="string">
            <text:p>https://www.ncbi.nlm.nih.gov/pmc/articles/PMC4014543/</text:p>
          </table:table-cell>
        </table:table-row>
        <table:table-row table:style-name="ro1">
          <table:table-cell office:value-type="string" calcext:value-type="string">
            <text:p>Menzel et al. (2014)</text:p>
          </table:table-cell>
          <table:table-cell office:value-type="string" calcext:value-type="string">
            <text:p>IGK</text:p>
          </table:table-cell>
          <table:table-cell office:value-type="float" office:value="16489" calcext:value-type="float">
            <text:p>16489</text:p>
          </table:table-cell>
          <table:table-cell office:value-type="float" office:value="19226" calcext:value-type="float">
            <text:p>19226</text:p>
          </table:table-cell>
          <table:table-cell office:value-type="float" office:value="19256" calcext:value-type="float">
            <text:p>19256</text:p>
          </table:table-cell>
          <table:table-cell office:value-type="string" calcext:value-type="string">
            <text:p>https://www.ncbi.nlm.nih.gov/pmc/articles/PMC4014543/</text:p>
          </table:table-cell>
        </table:table-row>
        <table:table-row table:style-name="ro1">
          <table:table-cell office:value-type="string" calcext:value-type="string">
            <text:p>Menzel et al. (2014)</text:p>
          </table:table-cell>
          <table:table-cell office:value-type="string" calcext:value-type="string">
            <text:p>IGL</text:p>
          </table:table-cell>
          <table:table-cell office:value-type="float" office:value="104" calcext:value-type="float">
            <text:p>104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https://www.ncbi.nlm.nih.gov/pmc/articles/PMC4014543/</text:p>
          </table:table-cell>
        </table:table-row>
        <table:table-row table:style-name="ro1">
          <table:table-cell office:value-type="string" calcext:value-type="string">
            <text:p>Mroczek et al. (2014)</text:p>
          </table:table-cell>
          <table:table-cell office:value-type="string" calcext:value-type="string">
            <text:p>IGH</text:p>
          </table:table-cell>
          <table:table-cell office:value-type="float" office:value="204917" calcext:value-type="float">
            <text:p>204917</text:p>
          </table:table-cell>
          <table:table-cell office:value-type="float" office:value="274192" calcext:value-type="float">
            <text:p>274192</text:p>
          </table:table-cell>
          <table:table-cell office:value-type="float" office:value="280356" calcext:value-type="float">
            <text:p>280356</text:p>
          </table:table-cell>
          <table:table-cell office:value-type="string" calcext:value-type="string">
            <text:p>https://dx.doi.org/10.3389/fimmu.2014.00096</text:p>
          </table:table-cell>
        </table:table-row>
        <table:table-row table:style-name="ro1">
          <table:table-cell office:value-type="string" calcext:value-type="string">
            <text:p>Ohm-Laursen et al. (2018)</text:p>
          </table:table-cell>
          <table:table-cell office:value-type="string" calcext:value-type="string">
            <text:p>IGH</text:p>
          </table:table-cell>
          <table:table-cell office:value-type="float" office:value="926990" calcext:value-type="float">
            <text:p>926990</text:p>
          </table:table-cell>
          <table:table-cell office:value-type="float" office:value="24240307" calcext:value-type="float">
            <text:p>24240307</text:p>
          </table:table-cell>
          <table:table-cell office:value-type="float" office:value="26767932" calcext:value-type="float">
            <text:p>26767932</text:p>
          </table:table-cell>
          <table:table-cell office:value-type="string" calcext:value-type="string">
            <text:p>https://www.frontiersin.org/articles/10.3389/fimmu.2018.01976/full</text:p>
          </table:table-cell>
        </table:table-row>
        <table:table-row table:style-name="ro1">
          <table:table-cell office:value-type="string" calcext:value-type="string">
            <text:p>Ota et al. (2010)</text:p>
          </table:table-cell>
          <table:table-cell office:value-type="string" calcext:value-type="string">
            <text:p>IGK</text:p>
          </table:table-cell>
          <table:table-cell office:value-type="float" office:value="20364" calcext:value-type="float">
            <text:p>20364</text:p>
          </table:table-cell>
          <table:table-cell office:value-type="float" office:value="106595" calcext:value-type="float">
            <text:p>106595</text:p>
          </table:table-cell>
          <table:table-cell office:value-type="float" office:value="107846" calcext:value-type="float">
            <text:p>107846</text:p>
          </table:table-cell>
          <table:table-cell office:value-type="string" calcext:value-type="string">
            <text:p>https://dx.doi.org/10.4049/jimmunol.1002176</text:p>
          </table:table-cell>
        </table:table-row>
        <table:table-row table:style-name="ro1">
          <table:table-cell office:value-type="string" calcext:value-type="string">
            <text:p>Palanichamy et al. (2014)</text:p>
          </table:table-cell>
          <table:table-cell office:value-type="string" calcext:value-type="string">
            <text:p>IGH</text:p>
          </table:table-cell>
          <table:table-cell office:value-type="float" office:value="249004" calcext:value-type="float">
            <text:p>249004</text:p>
          </table:table-cell>
          <table:table-cell office:value-type="float" office:value="1174869" calcext:value-type="float">
            <text:p>1174869</text:p>
          </table:table-cell>
          <table:table-cell office:value-type="float" office:value="1371701" calcext:value-type="float">
            <text:p>1371701</text:p>
          </table:table-cell>
          <table:table-cell office:value-type="string" calcext:value-type="string">
            <text:p>https://www.ncbi.nlm.nih.gov/pubmed/25100740</text:p>
          </table:table-cell>
        </table:table-row>
        <table:table-row table:style-name="ro1">
          <table:table-cell office:value-type="string" calcext:value-type="string">
            <text:p>Parameswaran et al. (2014)</text:p>
          </table:table-cell>
          <table:table-cell office:value-type="string" calcext:value-type="string">
            <text:p>IGH</text:p>
          </table:table-cell>
          <table:table-cell office:value-type="float" office:value="485534" calcext:value-type="float">
            <text:p>485534</text:p>
          </table:table-cell>
          <table:table-cell office:value-type="float" office:value="698364" calcext:value-type="float">
            <text:p>698364</text:p>
          </table:table-cell>
          <table:table-cell office:value-type="float" office:value="735830" calcext:value-type="float">
            <text:p>735830</text:p>
          </table:table-cell>
          <table:table-cell office:value-type="string" calcext:value-type="string">
            <text:p>https://www.ncbi.nlm.nih.gov/pmc/articles/PMC4136508/</text:p>
          </table:table-cell>
        </table:table-row>
        <table:table-row table:style-name="ro1">
          <table:table-cell office:value-type="string" calcext:value-type="string">
            <text:p>Pei et al. (2017)</text:p>
          </table:table-cell>
          <table:table-cell office:value-type="string" calcext:value-type="string">
            <text:p>IGH</text:p>
          </table:table-cell>
          <table:table-cell office:value-type="float" office:value="48469" calcext:value-type="float">
            <text:p>48469</text:p>
          </table:table-cell>
          <table:table-cell office:value-type="float" office:value="105925" calcext:value-type="float">
            <text:p>105925</text:p>
          </table:table-cell>
          <table:table-cell office:value-type="float" office:value="133056" calcext:value-type="float">
            <text:p>133056</text:p>
          </table:table-cell>
          <table:table-cell office:value-type="string" calcext:value-type="string">
            <text:p>http://www.pnas.org/content/114/40/E8411.long#sec-1</text:p>
          </table:table-cell>
        </table:table-row>
        <table:table-row table:style-name="ro1">
          <table:table-cell office:value-type="string" calcext:value-type="string">
            <text:p>Prohaska et al. (2018)</text:p>
          </table:table-cell>
          <table:table-cell office:value-type="string" calcext:value-type="string">
            <text:p>IGH</text:p>
          </table:table-cell>
          <table:table-cell office:value-type="float" office:value="184227" calcext:value-type="float">
            <text:p>184227</text:p>
          </table:table-cell>
          <table:table-cell office:value-type="float" office:value="483892" calcext:value-type="float">
            <text:p>483892</text:p>
          </table:table-cell>
          <table:table-cell office:value-type="float" office:value="563234" calcext:value-type="float">
            <text:p>563234</text:p>
          </table:table-cell>
          <table:table-cell office:value-type="string" calcext:value-type="string">
            <text:p>http://www.jimmunol.org/content/200/5/1702.long</text:p>
          </table:table-cell>
        </table:table-row>
        <table:table-row table:style-name="ro1">
          <table:table-cell office:value-type="string" calcext:value-type="string">
            <text:p>Prohaska et al. (2018)</text:p>
          </table:table-cell>
          <table:table-cell office:value-type="string" calcext:value-type="string">
            <text:p>IGK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www.jimmunol.org/content/200/5/1702.long</text:p>
          </table:table-cell>
        </table:table-row>
        <table:table-row table:style-name="ro1">
          <table:table-cell office:value-type="string" calcext:value-type="string">
            <text:p>Rettig et al. (2018)</text:p>
          </table:table-cell>
          <table:table-cell office:value-type="string" calcext:value-type="string">
            <text:p>IGH</text:p>
          </table:table-cell>
          <table:table-cell office:value-type="float" office:value="8620" calcext:value-type="float">
            <text:p>8620</text:p>
          </table:table-cell>
          <table:table-cell office:value-type="float" office:value="19467" calcext:value-type="float">
            <text:p>19467</text:p>
          </table:table-cell>
          <table:table-cell office:value-type="float" office:value="19528" calcext:value-type="float">
            <text:p>19528</text:p>
          </table:table-cell>
          <table:table-cell office:value-type="string" calcext:value-type="string">
            <text:p>http://journals.plos.org/plosone/article?id=10.1371/journal.pone.0190982</text:p>
          </table:table-cell>
        </table:table-row>
        <table:table-row table:style-name="ro1">
          <table:table-cell office:value-type="string" calcext:value-type="string">
            <text:p>Rettig et al. (2018)</text:p>
          </table:table-cell>
          <table:table-cell office:value-type="string" calcext:value-type="string">
            <text:p>IGK</text:p>
          </table:table-cell>
          <table:table-cell office:value-type="float" office:value="3277" calcext:value-type="float">
            <text:p>3277</text:p>
          </table:table-cell>
          <table:table-cell office:value-type="float" office:value="38395" calcext:value-type="float">
            <text:p>38395</text:p>
          </table:table-cell>
          <table:table-cell office:value-type="float" office:value="38729" calcext:value-type="float">
            <text:p>38729</text:p>
          </table:table-cell>
          <table:table-cell office:value-type="string" calcext:value-type="string">
            <text:p>http://journals.plos.org/plosone/article?id=10.1371/journal.pone.0190982</text:p>
          </table:table-cell>
        </table:table-row>
        <table:table-row table:style-name="ro1">
          <table:table-cell office:value-type="string" calcext:value-type="string">
            <text:p>Rettig et al. (2018)</text:p>
          </table:table-cell>
          <table:table-cell office:value-type="string" calcext:value-type="string">
            <text:p>IGL</text:p>
          </table:table-cell>
          <table:table-cell office:value-type="float" office:value="265" calcext:value-type="float">
            <text:p>265</text:p>
          </table:table-cell>
          <table:table-cell office:value-type="float" office:value="3677" calcext:value-type="float">
            <text:p>3677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http://journals.plos.org/plosone/article?id=10.1371/journal.pone.0190982</text:p>
          </table:table-cell>
        </table:table-row>
        <table:table-row table:style-name="ro1">
          <table:table-cell office:value-type="string" calcext:value-type="string">
            <text:p>Rubelt et al. (2016)</text:p>
          </table:table-cell>
          <table:table-cell office:value-type="string" calcext:value-type="string">
            <text:p>IGH</text:p>
          </table:table-cell>
          <table:table-cell office:value-type="float" office:value="887451" calcext:value-type="float">
            <text:p>887451</text:p>
          </table:table-cell>
          <table:table-cell office:value-type="float" office:value="3549425" calcext:value-type="float">
            <text:p>3549425</text:p>
          </table:table-cell>
          <table:table-cell office:value-type="float" office:value="3949516" calcext:value-type="float">
            <text:p>3949516</text:p>
          </table:table-cell>
          <table:table-cell office:value-type="string" calcext:value-type="string">
            <text:p>https://www.nature.com/articles/ncomms11112</text:p>
          </table:table-cell>
        </table:table-row>
        <table:table-row table:style-name="ro1">
          <table:table-cell office:value-type="string" calcext:value-type="string">
            <text:p>Rubelt et al. (2016)</text:p>
          </table:table-cell>
          <table:table-cell office:value-type="string" calcext:value-type="string">
            <text:p>IGK</text:p>
          </table:table-cell>
          <table:table-cell office:value-type="float" office:value="552" calcext:value-type="float">
            <text:p>552</text:p>
          </table:table-cell>
          <table:table-cell office:value-type="float" office:value="1035" calcext:value-type="float">
            <text:p>1035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https://www.nature.com/articles/ncomms11112</text:p>
          </table:table-cell>
        </table:table-row>
        <table:table-row table:style-name="ro1">
          <table:table-cell office:value-type="string" calcext:value-type="string">
            <text:p>Rubelt et al. (2016)</text:p>
          </table:table-cell>
          <table:table-cell office:value-type="string" calcext:value-type="string">
            <text:p>IGL</text:p>
          </table:table-cell>
          <table:table-cell office:value-type="float" office:value="502" calcext:value-type="float">
            <text:p>502</text:p>
          </table:table-cell>
          <table:table-cell office:value-type="float" office:value="777" calcext:value-type="float">
            <text:p>77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https://www.nature.com/articles/ncomms11112</text:p>
          </table:table-cell>
        </table:table-row>
        <table:table-row table:style-name="ro1">
          <table:table-cell office:value-type="string" calcext:value-type="string">
            <text:p>Schanz et al. (2014)</text:p>
          </table:table-cell>
          <table:table-cell office:value-type="string" calcext:value-type="string">
            <text:p>IGH</text:p>
          </table:table-cell>
          <table:table-cell office:value-type="float" office:value="643960" calcext:value-type="float">
            <text:p>643960</text:p>
          </table:table-cell>
          <table:table-cell office:value-type="float" office:value="14845242" calcext:value-type="float">
            <text:p>14845242</text:p>
          </table:table-cell>
          <table:table-cell office:value-type="float" office:value="17615665" calcext:value-type="float">
            <text:p>17615665</text:p>
          </table:table-cell>
          <table:table-cell office:value-type="string" calcext:value-type="string">
            <text:p>http://journals.plos.org/plosone/article/comments?id=10.1371/journal.pone.0111726</text:p>
          </table:table-cell>
        </table:table-row>
        <table:table-row table:style-name="ro1">
          <table:table-cell office:value-type="string" calcext:value-type="string">
            <text:p>Schanz et al. (2014)</text:p>
          </table:table-cell>
          <table:table-cell office:value-type="string" calcext:value-type="string">
            <text:p>IGK</text:p>
          </table:table-cell>
          <table:table-cell office:value-type="float" office:value="140873" calcext:value-type="float">
            <text:p>140873</text:p>
          </table:table-cell>
          <table:table-cell office:value-type="float" office:value="2273285" calcext:value-type="float">
            <text:p>2273285</text:p>
          </table:table-cell>
          <table:table-cell office:value-type="float" office:value="2274385" calcext:value-type="float">
            <text:p>2274385</text:p>
          </table:table-cell>
          <table:table-cell office:value-type="string" calcext:value-type="string">
            <text:p>http://journals.plos.org/plosone/article/comments?id=10.1371/journal.pone.0111726</text:p>
          </table:table-cell>
        </table:table-row>
        <table:table-row table:style-name="ro1">
          <table:table-cell office:value-type="string" calcext:value-type="string">
            <text:p>Schanz et al. (2014)</text:p>
          </table:table-cell>
          <table:table-cell office:value-type="string" calcext:value-type="string">
            <text:p>IGL</text:p>
          </table:table-cell>
          <table:table-cell office:value-type="float" office:value="161178" calcext:value-type="float">
            <text:p>161178</text:p>
          </table:table-cell>
          <table:table-cell office:value-type="float" office:value="3174272" calcext:value-type="float">
            <text:p>3174272</text:p>
          </table:table-cell>
          <table:table-cell office:value-type="float" office:value="3175272" calcext:value-type="float">
            <text:p>3175272</text:p>
          </table:table-cell>
          <table:table-cell office:value-type="string" calcext:value-type="string">
            <text:p>http://journals.plos.org/plosone/article/comments?id=10.1371/journal.pone.0111726</text:p>
          </table:table-cell>
        </table:table-row>
        <table:table-row table:style-name="ro1">
          <table:table-cell office:value-type="string" calcext:value-type="string">
            <text:p>Sheng et al. (2017)</text:p>
          </table:table-cell>
          <table:table-cell office:value-type="string" calcext:value-type="string">
            <text:p>IGH</text:p>
          </table:table-cell>
          <table:table-cell office:value-type="float" office:value="829872" calcext:value-type="float">
            <text:p>829872</text:p>
          </table:table-cell>
          <table:table-cell office:value-type="float" office:value="1806384" calcext:value-type="float">
            <text:p>1806384</text:p>
          </table:table-cell>
          <table:table-cell office:value-type="float" office:value="2554985" calcext:value-type="float">
            <text:p>2554985</text:p>
          </table:table-cell>
          <table:table-cell office:value-type="string" calcext:value-type="string">
            <text:p>https://www.frontiersin.org/articles/10.3389/fimmu.2017.00537/full#B18</text:p>
          </table:table-cell>
        </table:table-row>
        <table:table-row table:style-name="ro1">
          <table:table-cell office:value-type="string" calcext:value-type="string">
            <text:p>Sheng et al. (2017)</text:p>
          </table:table-cell>
          <table:table-cell office:value-type="string" calcext:value-type="string">
            <text:p>IGK</text:p>
          </table:table-cell>
          <table:table-cell office:value-type="float" office:value="262584" calcext:value-type="float">
            <text:p>262584</text:p>
          </table:table-cell>
          <table:table-cell office:value-type="float" office:value="1262901" calcext:value-type="float">
            <text:p>1262901</text:p>
          </table:table-cell>
          <table:table-cell office:value-type="float" office:value="1865585" calcext:value-type="float">
            <text:p>1865585</text:p>
          </table:table-cell>
          <table:table-cell office:value-type="string" calcext:value-type="string">
            <text:p>https://www.frontiersin.org/articles/10.3389/fimmu.2017.00537/full#B18</text:p>
          </table:table-cell>
        </table:table-row>
        <table:table-row table:style-name="ro1">
          <table:table-cell office:value-type="string" calcext:value-type="string">
            <text:p>Sheng et al. (2017)</text:p>
          </table:table-cell>
          <table:table-cell office:value-type="string" calcext:value-type="string">
            <text:p>IGL</text:p>
          </table:table-cell>
          <table:table-cell office:value-type="float" office:value="176130" calcext:value-type="float">
            <text:p>176130</text:p>
          </table:table-cell>
          <table:table-cell office:value-type="float" office:value="888039" calcext:value-type="float">
            <text:p>888039</text:p>
          </table:table-cell>
          <table:table-cell office:value-type="float" office:value="1232693" calcext:value-type="float">
            <text:p>1232693</text:p>
          </table:table-cell>
          <table:table-cell office:value-type="string" calcext:value-type="string">
            <text:p>https://www.frontiersin.org/articles/10.3389/fimmu.2017.00537/full#B18</text:p>
          </table:table-cell>
        </table:table-row>
        <table:table-row table:style-name="ro1">
          <table:table-cell office:value-type="string" calcext:value-type="string">
            <text:p>Soto et al. (2016)</text:p>
          </table:table-cell>
          <table:table-cell office:value-type="string" calcext:value-type="string">
            <text:p>IGH</text:p>
          </table:table-cell>
          <table:table-cell office:value-type="float" office:value="442565" calcext:value-type="float">
            <text:p>442565</text:p>
          </table:table-cell>
          <table:table-cell office:value-type="float" office:value="1176131" calcext:value-type="float">
            <text:p>1176131</text:p>
          </table:table-cell>
          <table:table-cell office:value-type="float" office:value="1576909" calcext:value-type="float">
            <text:p>1576909</text:p>
          </table:table-cell>
          <table:table-cell office:value-type="string" calcext:value-type="string">
            <text:p>http://journals.plos.org/plosone/article?id=10.1371/journal.pone.0157409</text:p>
          </table:table-cell>
        </table:table-row>
        <table:table-row table:style-name="ro1">
          <table:table-cell office:value-type="string" calcext:value-type="string">
            <text:p>Soto et al. (2016)</text:p>
          </table:table-cell>
          <table:table-cell office:value-type="string" calcext:value-type="string">
            <text:p>IGK</text:p>
          </table:table-cell>
          <table:table-cell office:value-type="float" office:value="131815" calcext:value-type="float">
            <text:p>131815</text:p>
          </table:table-cell>
          <table:table-cell office:value-type="float" office:value="722929" calcext:value-type="float">
            <text:p>722929</text:p>
          </table:table-cell>
          <table:table-cell office:value-type="float" office:value="856651" calcext:value-type="float">
            <text:p>856651</text:p>
          </table:table-cell>
          <table:table-cell office:value-type="string" calcext:value-type="string">
            <text:p>http://journals.plos.org/plosone/article?id=10.1371/journal.pone.0157409</text:p>
          </table:table-cell>
        </table:table-row>
        <table:table-row table:style-name="ro1">
          <table:table-cell office:value-type="string" calcext:value-type="string">
            <text:p>Soto et al. (2016)</text:p>
          </table:table-cell>
          <table:table-cell office:value-type="string" calcext:value-type="string">
            <text:p>IGL</text:p>
          </table:table-cell>
          <table:table-cell office:value-type="float" office:value="70367" calcext:value-type="float">
            <text:p>70367</text:p>
          </table:table-cell>
          <table:table-cell office:value-type="float" office:value="774284" calcext:value-type="float">
            <text:p>774284</text:p>
          </table:table-cell>
          <table:table-cell office:value-type="float" office:value="1159161" calcext:value-type="float">
            <text:p>1159161</text:p>
          </table:table-cell>
          <table:table-cell office:value-type="string" calcext:value-type="string">
            <text:p>http://journals.plos.org/plosone/article?id=10.1371/journal.pone.0157409</text:p>
          </table:table-cell>
        </table:table-row>
        <table:table-row table:style-name="ro1">
          <table:table-cell office:value-type="string" calcext:value-type="string">
            <text:p>Stern et al. (2014)</text:p>
          </table:table-cell>
          <table:table-cell office:value-type="string" calcext:value-type="string">
            <text:p>IGH</text:p>
          </table:table-cell>
          <table:table-cell office:value-type="float" office:value="400513" calcext:value-type="float">
            <text:p>400513</text:p>
          </table:table-cell>
          <table:table-cell office:value-type="float" office:value="7706926" calcext:value-type="float">
            <text:p>7706926</text:p>
          </table:table-cell>
          <table:table-cell office:value-type="float" office:value="9335523" calcext:value-type="float">
            <text:p>9335523</text:p>
          </table:table-cell>
          <table:table-cell office:value-type="string" calcext:value-type="string">
            <text:p>https://www.ncbi.nlm.nih.gov/pubmed/25100741</text:p>
          </table:table-cell>
        </table:table-row>
        <table:table-row table:style-name="ro1">
          <table:table-cell office:value-type="string" calcext:value-type="string">
            <text:p>Sundling et al. (2014)</text:p>
          </table:table-cell>
          <table:table-cell office:value-type="string" calcext:value-type="string">
            <text:p>IGH</text:p>
          </table:table-cell>
          <table:table-cell office:value-type="float" office:value="156209" calcext:value-type="float">
            <text:p>156209</text:p>
          </table:table-cell>
          <table:table-cell office:value-type="float" office:value="430710" calcext:value-type="float">
            <text:p>430710</text:p>
          </table:table-cell>
          <table:table-cell office:value-type="float" office:value="640433" calcext:value-type="float">
            <text:p>640433</text:p>
          </table:table-cell>
          <table:table-cell office:value-type="string" calcext:value-type="string">
            <text:p>https://www.ncbi.nlm.nih.gov/pubmed/24623130</text:p>
          </table:table-cell>
        </table:table-row>
        <table:table-row table:style-name="ro1">
          <table:table-cell office:value-type="string" calcext:value-type="string">
            <text:p>Thornqvist et al. (2018)</text:p>
          </table:table-cell>
          <table:table-cell office:value-type="string" calcext:value-type="string">
            <text:p>IGH</text:p>
          </table:table-cell>
          <table:table-cell office:value-type="float" office:value="5019257" calcext:value-type="float">
            <text:p>5019257</text:p>
          </table:table-cell>
          <table:table-cell office:value-type="float" office:value="30639360" calcext:value-type="float">
            <text:p>30639360</text:p>
          </table:table-cell>
          <table:table-cell office:value-type="float" office:value="35158866" calcext:value-type="float">
            <text:p>35158866</text:p>
          </table:table-cell>
          <table:table-cell office:value-type="string" calcext:value-type="string">
            <text:p>https://www.sciencedirect.com/science/article/pii/S2352340918304785#bib2</text:p>
          </table:table-cell>
        </table:table-row>
        <table:table-row table:style-name="ro1">
          <table:table-cell office:value-type="string" calcext:value-type="string">
            <text:p>Tipton et al. (2015)</text:p>
          </table:table-cell>
          <table:table-cell office:value-type="string" calcext:value-type="string">
            <text:p>IGH</text:p>
          </table:table-cell>
          <table:table-cell office:value-type="float" office:value="4617857" calcext:value-type="float">
            <text:p>4617857</text:p>
          </table:table-cell>
          <table:table-cell office:value-type="float" office:value="29020355" calcext:value-type="float">
            <text:p>29020355</text:p>
          </table:table-cell>
          <table:table-cell office:value-type="float" office:value="31979998" calcext:value-type="float">
            <text:p>31979998</text:p>
          </table:table-cell>
          <table:table-cell office:value-type="string" calcext:value-type="string">
            <text:p>https://www.ncbi.nlm.nih.gov/pubmed/26006014</text:p>
          </table:table-cell>
        </table:table-row>
        <table:table-row table:style-name="ro1">
          <table:table-cell office:value-type="string" calcext:value-type="string">
            <text:p>Turchaninova et al. (2016)</text:p>
          </table:table-cell>
          <table:table-cell office:value-type="string" calcext:value-type="string">
            <text:p>IGH</text:p>
          </table:table-cell>
          <table:table-cell office:value-type="float" office:value="70124" calcext:value-type="float">
            <text:p>70124</text:p>
          </table:table-cell>
          <table:table-cell office:value-type="float" office:value="312262" calcext:value-type="float">
            <text:p>312262</text:p>
          </table:table-cell>
          <table:table-cell office:value-type="float" office:value="312271" calcext:value-type="float">
            <text:p>312271</text:p>
          </table:table-cell>
          <table:table-cell office:value-type="string" calcext:value-type="string">
            <text:p>https://dx.doi.org/10.1038/nprot.2016.093</text:p>
          </table:table-cell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IGH</text:p>
          </table:table-cell>
          <table:table-cell office:value-type="float" office:value="38553" calcext:value-type="float">
            <text:p>38553</text:p>
          </table:table-cell>
          <table:table-cell office:value-type="float" office:value="44524" calcext:value-type="float">
            <text:p>44524</text:p>
          </table:table-cell>
          <table:table-cell office:value-type="float" office:value="219839" calcext:value-type="float">
            <text:p>219839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TRA</text:p>
          </table:table-cell>
          <table:table-cell office:value-type="float" office:value="6195481" calcext:value-type="float">
            <text:p>6195481</text:p>
          </table:table-cell>
          <table:table-cell office:value-type="float" office:value="49719683" calcext:value-type="float">
            <text:p>49719683</text:p>
          </table:table-cell>
          <table:table-cell office:value-type="float" office:value="63645464" calcext:value-type="float">
            <text:p>63645464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TRB</text:p>
          </table:table-cell>
          <table:table-cell office:value-type="float" office:value="19305878" calcext:value-type="float">
            <text:p>19305878</text:p>
          </table:table-cell>
          <table:table-cell office:value-type="float" office:value="87615178" calcext:value-type="float">
            <text:p>87615178</text:p>
          </table:table-cell>
          <table:table-cell office:value-type="float" office:value="125864522" calcext:value-type="float">
            <text:p>125864522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Vander Heiden et al. (2017)</text:p>
          </table:table-cell>
          <table:table-cell office:value-type="string" calcext:value-type="string">
            <text:p>IGH</text:p>
          </table:table-cell>
          <table:table-cell office:value-type="float" office:value="672362" calcext:value-type="float">
            <text:p>672362</text:p>
          </table:table-cell>
          <table:table-cell office:value-type="float" office:value="6032094" calcext:value-type="float">
            <text:p>6032094</text:p>
          </table:table-cell>
          <table:table-cell office:value-type="float" office:value="8239622" calcext:value-type="float">
            <text:p>8239622</text:p>
          </table:table-cell>
          <table:table-cell office:value-type="string" calcext:value-type="string">
            <text:p>https://www.ncbi.nlm.nih.gov/pubmed/28087666</text:p>
          </table:table-cell>
        </table:table-row>
        <table:table-row table:style-name="ro1">
          <table:table-cell office:value-type="string" calcext:value-type="string">
            <text:p>Vander Heiden et al. (2017)</text:p>
          </table:table-cell>
          <table:table-cell office:value-type="string" calcext:value-type="string">
            <text:p>IGK</text:p>
          </table:table-cell>
          <table:table-cell office:value-type="float" office:value="928705" calcext:value-type="float">
            <text:p>928705</text:p>
          </table:table-cell>
          <table:table-cell office:value-type="float" office:value="9712242" calcext:value-type="float">
            <text:p>9712242</text:p>
          </table:table-cell>
          <table:table-cell office:value-type="float" office:value="18257192" calcext:value-type="float">
            <text:p>18257192</text:p>
          </table:table-cell>
          <table:table-cell office:value-type="string" calcext:value-type="string">
            <text:p>https://www.ncbi.nlm.nih.gov/pubmed/28087666</text:p>
          </table:table-cell>
        </table:table-row>
        <table:table-row table:style-name="ro1">
          <table:table-cell office:value-type="string" calcext:value-type="string">
            <text:p>Vander Heiden et al. (2017)</text:p>
          </table:table-cell>
          <table:table-cell office:value-type="string" calcext:value-type="string">
            <text:p>IGL</text:p>
          </table:table-cell>
          <table:table-cell office:value-type="float" office:value="473058" calcext:value-type="float">
            <text:p>473058</text:p>
          </table:table-cell>
          <table:table-cell office:value-type="float" office:value="6147080" calcext:value-type="float">
            <text:p>6147080</text:p>
          </table:table-cell>
          <table:table-cell office:value-type="float" office:value="9285922" calcext:value-type="float">
            <text:p>9285922</text:p>
          </table:table-cell>
          <table:table-cell office:value-type="string" calcext:value-type="string">
            <text:p>https://www.ncbi.nlm.nih.gov/pubmed/28087666</text:p>
          </table:table-cell>
        </table:table-row>
        <table:table-row table:style-name="ro1">
          <table:table-cell office:value-type="string" calcext:value-type="string">
            <text:p>Vergani et al. (2017)</text:p>
          </table:table-cell>
          <table:table-cell office:value-type="string" calcext:value-type="string">
            <text:p>IGH</text:p>
          </table:table-cell>
          <table:table-cell office:value-type="float" office:value="3039801" calcext:value-type="float">
            <text:p>3039801</text:p>
          </table:table-cell>
          <table:table-cell office:value-type="float" office:value="11024047" calcext:value-type="float">
            <text:p>11024047</text:p>
          </table:table-cell>
          <table:table-cell office:value-type="float" office:value="15596405" calcext:value-type="float">
            <text:p>15596405</text:p>
          </table:table-cell>
          <table:table-cell office:value-type="string" calcext:value-type="string">
            <text:p>https://www.frontiersin.org/articles/10.3389/fimmu.2017.01157/full</text:p>
          </table:table-cell>
        </table:table-row>
        <table:table-row table:style-name="ro1">
          <table:table-cell office:value-type="string" calcext:value-type="string">
            <text:p>Waltari et al. (2018)</text:p>
          </table:table-cell>
          <table:table-cell office:value-type="string" calcext:value-type="string">
            <text:p>IGH</text:p>
          </table:table-cell>
          <table:table-cell office:value-type="float" office:value="4279098" calcext:value-type="float">
            <text:p>4279098</text:p>
          </table:table-cell>
          <table:table-cell office:value-type="float" office:value="36814661" calcext:value-type="float">
            <text:p>36814661</text:p>
          </table:table-cell>
          <table:table-cell office:value-type="float" office:value="45844952" calcext:value-type="float">
            <text:p>45844952</text:p>
          </table:table-cell>
          <table:table-cell office:value-type="string" calcext:value-type="string">
            <text:p>https://www.frontiersin.org/articles/10.3389/fimmu.2018.00628/full</text:p>
          </table:table-cell>
        </table:table-row>
        <table:table-row table:style-name="ro1">
          <table:table-cell office:value-type="string" calcext:value-type="string">
            <text:p>Waltari et al. (2018)</text:p>
          </table:table-cell>
          <table:table-cell office:value-type="string" calcext:value-type="string">
            <text:p>IGK</text:p>
          </table:table-cell>
          <table:table-cell office:value-type="float" office:value="1237542" calcext:value-type="float">
            <text:p>1237542</text:p>
          </table:table-cell>
          <table:table-cell office:value-type="float" office:value="37908338" calcext:value-type="float">
            <text:p>37908338</text:p>
          </table:table-cell>
          <table:table-cell office:value-type="float" office:value="74301289" calcext:value-type="float">
            <text:p>74301289</text:p>
          </table:table-cell>
          <table:table-cell office:value-type="string" calcext:value-type="string">
            <text:p>https://www.frontiersin.org/articles/10.3389/fimmu.2018.00628/full</text:p>
          </table:table-cell>
        </table:table-row>
        <table:table-row table:style-name="ro1">
          <table:table-cell office:value-type="string" calcext:value-type="string">
            <text:p>Waltari et al. (2018)</text:p>
          </table:table-cell>
          <table:table-cell office:value-type="string" calcext:value-type="string">
            <text:p>IGL</text:p>
          </table:table-cell>
          <table:table-cell office:value-type="float" office:value="1108989" calcext:value-type="float">
            <text:p>1108989</text:p>
          </table:table-cell>
          <table:table-cell office:value-type="float" office:value="32057789" calcext:value-type="float">
            <text:p>32057789</text:p>
          </table:table-cell>
          <table:table-cell office:value-type="float" office:value="43750335" calcext:value-type="float">
            <text:p>43750335</text:p>
          </table:table-cell>
          <table:table-cell office:value-type="string" calcext:value-type="string">
            <text:p>https://www.frontiersin.org/articles/10.3389/fimmu.2018.00628/full</text:p>
          </table:table-cell>
        </table:table-row>
        <table:table-row table:style-name="ro1">
          <table:table-cell office:value-type="string" calcext:value-type="string">
            <text:p>Wesemann et al. (2013)</text:p>
          </table:table-cell>
          <table:table-cell office:value-type="string" calcext:value-type="string">
            <text:p>IGH</text:p>
          </table:table-cell>
          <table:table-cell office:value-type="float" office:value="44597" calcext:value-type="float">
            <text:p>44597</text:p>
          </table:table-cell>
          <table:table-cell office:value-type="float" office:value="65815" calcext:value-type="float">
            <text:p>65815</text:p>
          </table:table-cell>
          <table:table-cell office:value-type="float" office:value="71785" calcext:value-type="float">
            <text:p>71785</text:p>
          </table:table-cell>
          <table:table-cell office:value-type="string" calcext:value-type="string">
            <text:p>https://www.ncbi.nlm.nih.gov/pubmed/23965619</text:p>
          </table:table-cell>
        </table:table-row>
        <table:table-row table:style-name="ro1">
          <table:table-cell office:value-type="string" calcext:value-type="string">
            <text:p>Wesemann et al. (2013)</text:p>
          </table:table-cell>
          <table:table-cell office:value-type="string" calcext:value-type="string">
            <text:p>IGK</text:p>
          </table:table-cell>
          <table:table-cell office:value-type="float" office:value="17268" calcext:value-type="float">
            <text:p>17268</text:p>
          </table:table-cell>
          <table:table-cell office:value-type="float" office:value="164427" calcext:value-type="float">
            <text:p>164427</text:p>
          </table:table-cell>
          <table:table-cell office:value-type="float" office:value="220995" calcext:value-type="float">
            <text:p>220995</text:p>
          </table:table-cell>
          <table:table-cell office:value-type="string" calcext:value-type="string">
            <text:p>https://www.ncbi.nlm.nih.gov/pubmed/23965619</text:p>
          </table:table-cell>
        </table:table-row>
        <table:table-row table:style-name="ro1">
          <table:table-cell office:value-type="string" calcext:value-type="string">
            <text:p>Wesemann et al. (2013)</text:p>
          </table:table-cell>
          <table:table-cell office:value-type="string" calcext:value-type="string">
            <text:p>IGL</text:p>
          </table:table-cell>
          <table:table-cell office:value-type="float" office:value="332" calcext:value-type="float">
            <text:p>332</text:p>
          </table:table-cell>
          <table:table-cell office:value-type="float" office:value="549" calcext:value-type="float">
            <text:p>54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https://www.ncbi.nlm.nih.gov/pubmed/23965619</text:p>
          </table:table-cell>
        </table:table-row>
        <table:table-row table:style-name="ro1">
          <table:table-cell office:value-type="string" calcext:value-type="string">
            <text:p>Wu et al. (2011)</text:p>
          </table:table-cell>
          <table:table-cell office:value-type="string" calcext:value-type="string">
            <text:p>IGH</text:p>
          </table:table-cell>
          <table:table-cell office:value-type="float" office:value="232858" calcext:value-type="float">
            <text:p>232858</text:p>
          </table:table-cell>
          <table:table-cell office:value-type="float" office:value="795703" calcext:value-type="float">
            <text:p>795703</text:p>
          </table:table-cell>
          <table:table-cell office:value-type="float" office:value="902521" calcext:value-type="float">
            <text:p>902521</text:p>
          </table:table-cell>
          <table:table-cell office:value-type="string" calcext:value-type="string">
            <text:p>https://www.ncbi.nlm.nih.gov/pmc/articles/PMC3516815/</text:p>
          </table:table-cell>
        </table:table-row>
        <table:table-row table:style-name="ro1">
          <table:table-cell office:value-type="string" calcext:value-type="string">
            <text:p>Wu et al. (2011)</text:p>
          </table:table-cell>
          <table:table-cell office:value-type="string" calcext:value-type="string">
            <text:p>IGK</text:p>
          </table:table-cell>
          <table:table-cell office:value-type="float" office:value="33808" calcext:value-type="float">
            <text:p>33808</text:p>
          </table:table-cell>
          <table:table-cell office:value-type="float" office:value="192076" calcext:value-type="float">
            <text:p>192076</text:p>
          </table:table-cell>
          <table:table-cell office:value-type="float" office:value="217239" calcext:value-type="float">
            <text:p>217239</text:p>
          </table:table-cell>
          <table:table-cell office:value-type="string" calcext:value-type="string">
            <text:p>https://www.ncbi.nlm.nih.gov/pmc/articles/PMC3516815/</text:p>
          </table:table-cell>
        </table:table-row>
        <table:table-row table:style-name="ro1">
          <table:table-cell office:value-type="string" calcext:value-type="string">
            <text:p>Wu et al. (2014)</text:p>
          </table:table-cell>
          <table:table-cell office:value-type="string" calcext:value-type="string">
            <text:p>IGH</text:p>
          </table:table-cell>
          <table:table-cell office:value-type="float" office:value="52976" calcext:value-type="float">
            <text:p>52976</text:p>
          </table:table-cell>
          <table:table-cell office:value-type="float" office:value="81609" calcext:value-type="float">
            <text:p>81609</text:p>
          </table:table-cell>
          <table:table-cell office:value-type="float" office:value="90458" calcext:value-type="float">
            <text:p>90458</text:p>
          </table:table-cell>
          <table:table-cell office:value-type="string" calcext:value-type="string">
            <text:p>https://www.ncbi.nlm.nih.gov/pubmed/25171866</text:p>
          </table:table-cell>
        </table:table-row>
        <table:table-row table:style-name="ro1">
          <table:table-cell office:value-type="string" calcext:value-type="string">
            <text:p>Wu et al. (2015)</text:p>
          </table:table-cell>
          <table:table-cell office:value-type="string" calcext:value-type="string">
            <text:p>IGH</text:p>
          </table:table-cell>
          <table:table-cell office:value-type="float" office:value="1465256" calcext:value-type="float">
            <text:p>1465256</text:p>
          </table:table-cell>
          <table:table-cell office:value-type="float" office:value="4398857" calcext:value-type="float">
            <text:p>4398857</text:p>
          </table:table-cell>
          <table:table-cell office:value-type="float" office:value="6689756" calcext:value-type="float">
            <text:p>6689756</text:p>
          </table:table-cell>
          <table:table-cell office:value-type="string" calcext:value-type="string">
            <text:p>https://www.ncbi.nlm.nih.gov/pubmed/25865483</text:p>
          </table:table-cell>
        </table:table-row>
        <table:table-row table:style-name="ro1">
          <table:table-cell office:value-type="string" calcext:value-type="string">
            <text:p>Wu et al. (2015)</text:p>
          </table:table-cell>
          <table:table-cell office:value-type="string" calcext:value-type="string">
            <text:p>IGK</text:p>
          </table:table-cell>
          <table:table-cell office:value-type="float" office:value="380252" calcext:value-type="float">
            <text:p>380252</text:p>
          </table:table-cell>
          <table:table-cell office:value-type="float" office:value="2430827" calcext:value-type="float">
            <text:p>2430827</text:p>
          </table:table-cell>
          <table:table-cell office:value-type="float" office:value="3924679" calcext:value-type="float">
            <text:p>3924679</text:p>
          </table:table-cell>
          <table:table-cell office:value-type="string" calcext:value-type="string">
            <text:p>https://www.ncbi.nlm.nih.gov/pubmed/25865483</text:p>
          </table:table-cell>
        </table:table-row>
        <table:table-row table:style-name="ro1">
          <table:table-cell office:value-type="string" calcext:value-type="string">
            <text:p>Zhou et al. (2013)</text:p>
          </table:table-cell>
          <table:table-cell office:value-type="string" calcext:value-type="string">
            <text:p>IGH</text:p>
          </table:table-cell>
          <table:table-cell office:value-type="float" office:value="275778" calcext:value-type="float">
            <text:p>275778</text:p>
          </table:table-cell>
          <table:table-cell office:value-type="float" office:value="701587" calcext:value-type="float">
            <text:p>701587</text:p>
          </table:table-cell>
          <table:table-cell office:value-type="float" office:value="1163318" calcext:value-type="float">
            <text:p>1163318</text:p>
          </table:table-cell>
          <table:table-cell office:value-type="string" calcext:value-type="string">
            <text:p>https://www.ncbi.nlm.nih.gov/pmc/articles/PMC3985390/</text:p>
          </table:table-cell>
        </table:table-row>
        <table:table-row table:style-name="ro1">
          <table:table-cell office:value-type="string" calcext:value-type="string">
            <text:p>Zhou et al. (2013)</text:p>
          </table:table-cell>
          <table:table-cell office:value-type="string" calcext:value-type="string">
            <text:p>IGK</text:p>
          </table:table-cell>
          <table:table-cell office:value-type="float" office:value="333882" calcext:value-type="float">
            <text:p>333882</text:p>
          </table:table-cell>
          <table:table-cell office:value-type="float" office:value="1537047" calcext:value-type="float">
            <text:p>1537047</text:p>
          </table:table-cell>
          <table:table-cell office:value-type="float" office:value="2403293" calcext:value-type="float">
            <text:p>2403293</text:p>
          </table:table-cell>
          <table:table-cell office:value-type="string" calcext:value-type="string">
            <text:p>https://www.ncbi.nlm.nih.gov/pmc/articles/PMC3985390/</text:p>
          </table:table-cell>
        </table:table-row>
        <table:table-row table:style-name="ro1">
          <table:table-cell office:value-type="string" calcext:value-type="string">
            <text:p>Zhou et al. (2013)</text:p>
          </table:table-cell>
          <table:table-cell office:value-type="string" calcext:value-type="string">
            <text:p>IGL</text:p>
          </table:table-cell>
          <table:table-cell office:value-type="float" office:value="28019" calcext:value-type="float">
            <text:p>28019</text:p>
          </table:table-cell>
          <table:table-cell office:value-type="float" office:value="112504" calcext:value-type="float">
            <text:p>112504</text:p>
          </table:table-cell>
          <table:table-cell office:value-type="float" office:value="136764" calcext:value-type="float">
            <text:p>136764</text:p>
          </table:table-cell>
          <table:table-cell office:value-type="string" calcext:value-type="string">
            <text:p>https://www.ncbi.nlm.nih.gov/pmc/articles/PMC3985390/</text:p>
          </table:table-cell>
        </table:table-row>
        <table:table-row table:style-name="ro1">
          <table:table-cell office:value-type="string" calcext:value-type="string">
            <text:p>Zhou et al. (2015)</text:p>
          </table:table-cell>
          <table:table-cell office:value-type="string" calcext:value-type="string">
            <text:p>IGH</text:p>
          </table:table-cell>
          <table:table-cell office:value-type="float" office:value="428527" calcext:value-type="float">
            <text:p>428527</text:p>
          </table:table-cell>
          <table:table-cell office:value-type="float" office:value="905092" calcext:value-type="float">
            <text:p>905092</text:p>
          </table:table-cell>
          <table:table-cell office:value-type="float" office:value="1364432" calcext:value-type="float">
            <text:p>1364432</text:p>
          </table:table-cell>
          <table:table-cell office:value-type="string" calcext:value-type="string">
            <text:p>https://doi.org/10.1016/j.cell.2015.05.007</text:p>
          </table:table-cell>
        </table:table-row>
        <table:table-row table:style-name="ro1">
          <table:table-cell office:value-type="string" calcext:value-type="string">
            <text:p>Zhu et al. (2012)</text:p>
          </table:table-cell>
          <table:table-cell office:value-type="string" calcext:value-type="string">
            <text:p>IGH</text:p>
          </table:table-cell>
          <table:table-cell office:value-type="float" office:value="184999" calcext:value-type="float">
            <text:p>184999</text:p>
          </table:table-cell>
          <table:table-cell office:value-type="float" office:value="620656" calcext:value-type="float">
            <text:p>620656</text:p>
          </table:table-cell>
          <table:table-cell office:value-type="float" office:value="819359" calcext:value-type="float">
            <text:p>819359</text:p>
          </table:table-cell>
          <table:table-cell office:value-type="string" calcext:value-type="string">
            <text:p>https://www.ncbi.nlm.nih.gov/pmc/articles/PMC3441199/</text:p>
          </table:table-cell>
        </table:table-row>
        <table:table-row table:style-name="ro1">
          <table:table-cell office:value-type="string" calcext:value-type="string">
            <text:p>Zhu et al. (2012)</text:p>
          </table:table-cell>
          <table:table-cell office:value-type="string" calcext:value-type="string">
            <text:p>IGK</text:p>
          </table:table-cell>
          <table:table-cell office:value-type="float" office:value="42734" calcext:value-type="float">
            <text:p>42734</text:p>
          </table:table-cell>
          <table:table-cell office:value-type="float" office:value="357688" calcext:value-type="float">
            <text:p>357688</text:p>
          </table:table-cell>
          <table:table-cell office:value-type="float" office:value="821224" calcext:value-type="float">
            <text:p>821224</text:p>
          </table:table-cell>
          <table:table-cell office:value-type="string" calcext:value-type="string">
            <text:p>https://www.ncbi.nlm.nih.gov/pmc/articles/PMC3441199/</text:p>
          </table:table-cell>
        </table:table-row>
        <table:table-row table:style-name="ro1">
          <table:table-cell office:value-type="string" calcext:value-type="string">
            <text:p>Zhu et al. (2013)</text:p>
          </table:table-cell>
          <table:table-cell office:value-type="string" calcext:value-type="string">
            <text:p>IGH</text:p>
          </table:table-cell>
          <table:table-cell office:value-type="float" office:value="637020" calcext:value-type="float">
            <text:p>637020</text:p>
          </table:table-cell>
          <table:table-cell office:value-type="float" office:value="1631119" calcext:value-type="float">
            <text:p>1631119</text:p>
          </table:table-cell>
          <table:table-cell office:value-type="float" office:value="1855152" calcext:value-type="float">
            <text:p>1855152</text:p>
          </table:table-cell>
          <table:table-cell office:value-type="string" calcext:value-type="string">
            <text:p>https://www.ncbi.nlm.nih.gov/pmc/articles/PMC3808619/</text:p>
          </table:table-cell>
        </table:table-row>
        <table:table-row table:style-name="ro1">
          <table:table-cell office:value-type="string" calcext:value-type="string">
            <text:p>Zhu et al. (2013)</text:p>
          </table:table-cell>
          <table:table-cell office:value-type="string" calcext:value-type="string">
            <text:p>IGK</text:p>
          </table:table-cell>
          <table:table-cell office:value-type="float" office:value="167451" calcext:value-type="float">
            <text:p>167451</text:p>
          </table:table-cell>
          <table:table-cell office:value-type="float" office:value="875122" calcext:value-type="float">
            <text:p>875122</text:p>
          </table:table-cell>
          <table:table-cell office:value-type="float" office:value="1028152" calcext:value-type="float">
            <text:p>1028152</text:p>
          </table:table-cell>
          <table:table-cell office:value-type="string" calcext:value-type="string">
            <text:p>https://www.ncbi.nlm.nih.gov/pmc/articles/PMC3808619/</text:p>
          </table:table-cell>
        </table:table-row>
        <table:table-row table:style-name="ro1">
          <table:table-cell office:value-type="string" calcext:value-type="string">
            <text:p>Zhu et al. (2013)</text:p>
          </table:table-cell>
          <table:table-cell office:value-type="string" calcext:value-type="string">
            <text:p>IGL</text:p>
          </table:table-cell>
          <table:table-cell office:value-type="float" office:value="72557" calcext:value-type="float">
            <text:p>72557</text:p>
          </table:table-cell>
          <table:table-cell office:value-type="float" office:value="322817" calcext:value-type="float">
            <text:p>322817</text:p>
          </table:table-cell>
          <table:table-cell office:value-type="float" office:value="365954" calcext:value-type="float">
            <text:p>365954</text:p>
          </table:table-cell>
          <table:table-cell office:value-type="string" calcext:value-type="string">
            <text:p>https://www.ncbi.nlm.nih.gov/pmc/articles/PMC3808619/</text:p>
          </table:table-cell>
        </table:table-row>
      </table:table>
      <table:named-expressions/>
      <table:database-ranges>
        <table:database-range table:name="__Anonymous_Sheet_DB__0" table:target-range-address="study_stats.A1:study_stats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4T14:56:07.825816298</dc:date>
    <meta:editing-duration>PT54M11S</meta:editing-duration>
    <meta:editing-cycles>3</meta:editing-cycles>
    <meta:generator>LibreOffice/7.0.1.2$Linux_X86_64 LibreOffice_project/00$Build-2</meta:generator>
    <meta:document-statistic meta:table-count="1" meta:cell-count="666" meta:object-count="0"/>
  </office:meta>
</office:document-meta>
</file>